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49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30cm" svg:height="17cm" svg:x="22.413cm" svg:y="3.107cm">
            <draw:object draw:notify-on-update-of-ranges="Hoja1.A9:Hoja1.A9 Hoja1.A10:Hoja1.A11 Hoja1.B9:Hoja1.B9 Hoja1.B10:Hoja1.B11 Hoja1.C9:Hoja1.C9 Hoja1.C10:Hoja1.C11" xlink:href="./Object 2" xlink:type="simple" xlink:show="embed" xlink:actuate="onLoad"/>
            <draw:image xlink:href="./ObjectReplacements/Object 2" xlink:type="simple" xlink:show="embed" xlink:actuate="onLoad"/>
            <svg:title>Casos de laboratorio</svg:title>
          </draw:frame>
          <draw:frame draw:z-index="1" draw:style-name="gr1" svg:width="30cm" svg:height="17cm" svg:x="28.386cm" svg:y="21.462cm">
            <draw:object draw:notify-on-update-of-ranges="Hoja1.B51:Hoja1.B51 Hoja1.B52:Hoja1.B55 Hoja1.C51:Hoja1.C51 Hoja1.C52:Hoja1.C55 Hoja1.B51:Hoja1.B51 Hoja1.B52:Hoja1.B55 Hoja1.D51:Hoja1.D51 Hoja1.D52:Hoja1.D55 Hoja1.B51:Hoja1.B51 Hoja1.B52:Hoja1.B55 Hoja1.E51:Hoja1.E51 Hoja1.E52:Hoja1.E55 Hoja1.B51:Hoja1.B51 Hoja1.B52:Hoja1.B55 Hoja1.F51:Hoja1.F51 Hoja1.F52:Hoja1.F55 Hoja1.B51:Hoja1.B51 Hoja1.B52:Hoja1.B55 Hoja1.G51:Hoja1.G51 Hoja1.G52:Hoja1.G55 Hoja1.B51:Hoja1.B51 Hoja1.B52:Hoja1.B55 Hoja1.H51:Hoja1.H51 Hoja1.H52:Hoja1.H55 Hoja1.B51:Hoja1.B51 Hoja1.B52:Hoja1.B55 Hoja1.I51:Hoja1.I51 Hoja1.I52:Hoja1.I5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Resolución reducida</text:p>
          </table:table-cell>
          <table:table-cell office:value-type="string">
            <text:p>Vecino más cercano</text:p>
          </table:table-cell>
          <table:table-cell office:value-type="string">
            <text:p>Lineal</text:p>
          </table:table-cell>
          <table:table-cell office:value-type="string">
            <text:p>Splines (blk=4)</text:p>
          </table:table-cell>
          <table:table-cell office:value-type="string">
            <text:p>Splines (blk=8)</text:p>
          </table:table-cell>
          <table:table-cell office:value-type="string">
            <text:p>Splines (blk=16)</text:p>
          </table:table-cell>
          <table:table-cell office:value-type="string">
            <text:p>Splines (blk=32)</text:p>
          </table:table-cell>
          <table:table-cell office:value-type="string">
            <text:p>Splines (blk=Todo)</text:p>
          </table:table-cell>
          <table:table-cell/>
        </table:table-row>
        <table:table-row table:style-name="ro2">
          <table:table-cell office:value-type="string">
            <text:p>CF+IF</text:p>
          </table:table-cell>
          <table:table-cell office:value-type="float" office:value="26">
            <text:p>26</text:p>
          </table:table-cell>
          <table:table-cell office:value-type="float" office:value="411.8">
            <text:p>411,8</text:p>
          </table:table-cell>
          <table:table-cell office:value-type="float" office:value="6018.6">
            <text:p>6018,6</text:p>
          </table:table-cell>
          <table:table-cell office:value-type="float" office:value="5965.2">
            <text:p>5965,2</text:p>
          </table:table-cell>
          <table:table-cell office:value-type="float" office:value="6935.4">
            <text:p>6935,4</text:p>
          </table:table-cell>
          <table:table-cell office:value-type="float" office:value="8274.6">
            <text:p>8274,6</text:p>
          </table:table-cell>
          <table:table-cell office:value-type="float" office:value="8609.4">
            <text:p>8609,4</text:p>
          </table:table-cell>
          <table:table-cell/>
        </table:table-row>
        <table:table-row table:style-name="ro2">
          <table:table-cell office:value-type="string">
            <text:p>CM+IF</text:p>
          </table:table-cell>
          <table:table-cell office:value-type="float" office:value="33.6">
            <text:p>33,6</text:p>
          </table:table-cell>
          <table:table-cell office:value-type="float" office:value="415.8">
            <text:p>415,8</text:p>
          </table:table-cell>
          <table:table-cell office:value-type="float" office:value="7738.2">
            <text:p>7738,2</text:p>
          </table:table-cell>
          <table:table-cell office:value-type="float" office:value="7517.6">
            <text:p>7517,6</text:p>
          </table:table-cell>
          <table:table-cell office:value-type="float" office:value="8773">
            <text:p>8773</text:p>
          </table:table-cell>
          <table:table-cell office:value-type="float" office:value="10593.2">
            <text:p>10593,2</text:p>
          </table:table-cell>
          <table:table-cell office:value-type="float" office:value="11660.8">
            <text:p>11660,8</text:p>
          </table:table-cell>
          <table:table-cell/>
        </table:table-row>
        <table:table-row table:style-name="ro2">
          <table:table-cell office:value-type="string">
            <text:p>CM+IM</text:p>
          </table:table-cell>
          <table:table-cell office:value-type="float" office:value="20">
            <text:p>20</text:p>
          </table:table-cell>
          <table:table-cell office:value-type="float" office:value="247.8">
            <text:p>247,8</text:p>
          </table:table-cell>
          <table:table-cell office:value-type="float" office:value="4388.4">
            <text:p>4388,4</text:p>
          </table:table-cell>
          <table:table-cell office:value-type="float" office:value="4506.2">
            <text:p>4506,2</text:p>
          </table:table-cell>
          <table:table-cell office:value-type="float" office:value="5124.2">
            <text:p>5124,2</text:p>
          </table:table-cell>
          <table:table-cell office:value-type="float" office:value="5893.8">
            <text:p>5893,8</text:p>
          </table:table-cell>
          <table:table-cell office:value-type="float" office:value="6132.4">
            <text:p>6132,4</text:p>
          </table:table-cell>
          <table:table-cell/>
        </table:table-row>
        <table:table-row table:style-name="ro2">
          <table:table-cell office:value-type="string">
            <text:p>CF+IM</text:p>
          </table:table-cell>
          <table:table-cell office:value-type="float" office:value="18">
            <text:p>18</text:p>
          </table:table-cell>
          <table:table-cell office:value-type="float" office:value="214.2">
            <text:p>214,2</text:p>
          </table:table-cell>
          <table:table-cell office:value-type="float" office:value="3761.4">
            <text:p>3761,4</text:p>
          </table:table-cell>
          <table:table-cell office:value-type="float" office:value="3744.6">
            <text:p>3744,6</text:p>
          </table:table-cell>
          <table:table-cell office:value-type="float" office:value="4507.6">
            <text:p>4507,6</text:p>
          </table:table-cell>
          <table:table-cell office:value-type="float" office:value="4908.4">
            <text:p>4908,4</text:p>
          </table:table-cell>
          <table:table-cell office:value-type="float" office:value="5096.6">
            <text:p>5096,6</text:p>
          </table:table-cell>
          <table:table-cell/>
        </table:table-row>
        <table:table-row table:style-name="ro2">
          <table:table-cell office:value-type="string">
            <text:p>BN</text:p>
          </table:table-cell>
          <table:table-cell office:value-type="float" office:value="21">
            <text:p>21</text:p>
          </table:table-cell>
          <table:table-cell office:value-type="float" office:value="248.2">
            <text:p>248,2</text:p>
          </table:table-cell>
          <table:table-cell office:value-type="float" office:value="4437.6">
            <text:p>4437,6</text:p>
          </table:table-cell>
          <table:table-cell office:value-type="float" office:value="4515">
            <text:p>4515</text:p>
          </table:table-cell>
          <table:table-cell office:value-type="float" office:value="5116.4">
            <text:p>5116,4</text:p>
          </table:table-cell>
          <table:table-cell office:value-type="float" office:value="5917.6">
            <text:p>5917,6</text:p>
          </table:table-cell>
          <table:table-cell office:value-type="float" office:value="6208.4">
            <text:p>6208,4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Casos de laboratorio</text:p>
          </table:table-cell>
          <table:table-cell office:value-type="string">
            <text:p>Vecino más cercano</text:p>
          </table:table-cell>
          <table:table-cell office:value-type="string">
            <text:p>Lineal</text:p>
          </table:table-cell>
          <table:table-cell table:number-columns-repeated="6"/>
        </table:table-row>
        <table:table-row table:style-name="ro2">
          <table:table-cell office:value-type="string">
            <text:p>BN</text:p>
          </table:table-cell>
          <table:table-cell office:value-type="float" office:value="50.8">
            <text:p>50,8</text:p>
          </table:table-cell>
          <table:table-cell office:value-type="float" office:value="639.6">
            <text:p>639,6</text:p>
          </table:table-cell>
          <table:table-cell table:number-columns-repeated="6"/>
        </table:table-row>
        <table:table-row table:style-name="ro2">
          <table:table-cell office:value-type="string">
            <text:p>CF+IF</text:p>
          </table:table-cell>
          <table:table-cell office:value-type="float" office:value="66.8">
            <text:p>66,8</text:p>
          </table:table-cell>
          <table:table-cell office:value-type="float" office:value="853.8">
            <text:p>853,8</text:p>
          </table:table-cell>
          <table:table-cell table:number-columns-repeated="6"/>
        </table:table-row>
        <table:table-row table:style-name="ro2" table:number-rows-repeated="39">
          <table:table-cell table:number-columns-repeated="9"/>
        </table:table-row>
        <table:table-row table:style-name="ro1">
          <table:table-cell/>
          <table:table-cell/>
          <table:table-cell office:value-type="string">
            <text:p>Vecino más cercano</text:p>
          </table:table-cell>
          <table:table-cell office:value-type="string">
            <text:p>Lineal</text:p>
          </table:table-cell>
          <table:table-cell office:value-type="string">
            <text:p>Splines (blk=4)</text:p>
          </table:table-cell>
          <table:table-cell office:value-type="string">
            <text:p>Splines (blk=8)</text:p>
          </table:table-cell>
          <table:table-cell office:value-type="string">
            <text:p>Splines (blk=16)</text:p>
          </table:table-cell>
          <table:table-cell office:value-type="string">
            <text:p>Splines (blk=32)</text:p>
          </table:table-cell>
          <table:table-cell office:value-type="string">
            <text:p>Splines (blk=Todo)</text:p>
          </table:table-cell>
        </table:table-row>
        <table:table-row table:style-name="ro2">
          <table:table-cell office:value-type="string">
            <text:p>CM+IF</text:p>
          </table:table-cell>
          <table:table-cell office:value-type="float" office:value="199">
            <text:p>199</text:p>
          </table:table-cell>
          <table:table-cell office:value-type="float" office:value="18">
            <text:p>18</text:p>
          </table:table-cell>
          <table:table-cell office:value-type="float" office:value="214.2">
            <text:p>214,2</text:p>
          </table:table-cell>
          <table:table-cell office:value-type="float" office:value="3761.4">
            <text:p>3761,4</text:p>
          </table:table-cell>
          <table:table-cell office:value-type="float" office:value="3744.6">
            <text:p>3744,6</text:p>
          </table:table-cell>
          <table:table-cell office:value-type="float" office:value="4507.6">
            <text:p>4507,6</text:p>
          </table:table-cell>
          <table:table-cell office:value-type="float" office:value="4908.4">
            <text:p>4908,4</text:p>
          </table:table-cell>
          <table:table-cell office:value-type="float" office:value="5096.6">
            <text:p>5096,6</text:p>
          </table:table-cell>
        </table:table-row>
        <table:table-row table:style-name="ro2">
          <table:table-cell office:value-type="string">
            <text:p>CM+IM</text:p>
          </table:table-cell>
          <table:table-cell office:value-type="float" office:value="232">
            <text:p>232</text:p>
          </table:table-cell>
          <table:table-cell office:value-type="float" office:value="20">
            <text:p>20</text:p>
          </table:table-cell>
          <table:table-cell office:value-type="float" office:value="247.8">
            <text:p>247,8</text:p>
          </table:table-cell>
          <table:table-cell office:value-type="float" office:value="4388.4">
            <text:p>4388,4</text:p>
          </table:table-cell>
          <table:table-cell office:value-type="float" office:value="4506.2">
            <text:p>4506,2</text:p>
          </table:table-cell>
          <table:table-cell office:value-type="float" office:value="5124.2">
            <text:p>5124,2</text:p>
          </table:table-cell>
          <table:table-cell office:value-type="float" office:value="5893.8">
            <text:p>5893,8</text:p>
          </table:table-cell>
          <table:table-cell office:value-type="float" office:value="6132.4">
            <text:p>6132,4</text:p>
          </table:table-cell>
        </table:table-row>
        <table:table-row table:style-name="ro2">
          <table:table-cell office:value-type="string">
            <text:p>CF+IF</text:p>
          </table:table-cell>
          <table:table-cell office:value-type="float" office:value="298">
            <text:p>298</text:p>
          </table:table-cell>
          <table:table-cell office:value-type="float" office:value="26">
            <text:p>26</text:p>
          </table:table-cell>
          <table:table-cell office:value-type="float" office:value="411.8">
            <text:p>411,8</text:p>
          </table:table-cell>
          <table:table-cell office:value-type="float" office:value="6018.6">
            <text:p>6018,6</text:p>
          </table:table-cell>
          <table:table-cell office:value-type="float" office:value="5965.2">
            <text:p>5965,2</text:p>
          </table:table-cell>
          <table:table-cell office:value-type="float" office:value="6935.4">
            <text:p>6935,4</text:p>
          </table:table-cell>
          <table:table-cell office:value-type="float" office:value="8274.6">
            <text:p>8274,6</text:p>
          </table:table-cell>
          <table:table-cell office:value-type="float" office:value="8609.4">
            <text:p>8609,4</text:p>
          </table:table-cell>
        </table:table-row>
        <table:table-row table:style-name="ro2">
          <table:table-cell office:value-type="string">
            <text:p>CF+IM</text:p>
          </table:table-cell>
          <table:table-cell office:value-type="float" office:value="386">
            <text:p>386</text:p>
          </table:table-cell>
          <table:table-cell office:value-type="float" office:value="33.6">
            <text:p>33,6</text:p>
          </table:table-cell>
          <table:table-cell office:value-type="float" office:value="415.8">
            <text:p>415,8</text:p>
          </table:table-cell>
          <table:table-cell office:value-type="float" office:value="7738.2">
            <text:p>7738,2</text:p>
          </table:table-cell>
          <table:table-cell office:value-type="float" office:value="7517.6">
            <text:p>7517,6</text:p>
          </table:table-cell>
          <table:table-cell office:value-type="float" office:value="8773">
            <text:p>8773</text:p>
          </table:table-cell>
          <table:table-cell office:value-type="float" office:value="10593.2">
            <text:p>10593,2</text:p>
          </table:table-cell>
          <table:table-cell office:value-type="float" office:value="11660.8">
            <text:p>11660,8</text:p>
          </table:table-cell>
        </table:table-row>
        <table:table-row table:style-name="ro2" table:number-rows-repeated="104851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Hoja2" table:style-name="ta1">
        <table:table-column table:style-name="co5" table:number-columns-repeated="2" table:default-cell-style-name="Default"/>
        <table:table-row table:style-name="ro2" table:number-rows-repeated="9">
          <table:table-cell table:number-columns-repeated="2"/>
        </table:table-row>
        <table:table-row table:style-name="ro2">
          <table:table-cell/>
          <table:table-cell office:value-type="string">
            <text:p>CF+IF</text:p>
          </table:table-cell>
        </table:table-row>
        <table:table-row table:style-name="ro2">
          <table:table-cell/>
          <table:table-cell office:value-type="string">
            <text:p>CF+IM</text:p>
          </table:table-cell>
        </table:table-row>
        <table:table-row table:style-name="ro2">
          <table:table-cell/>
          <table:table-cell office:value-type="string">
            <text:p>CM+IM</text:p>
          </table:table-cell>
        </table:table-row>
        <table:table-row table:style-name="ro2">
          <table:table-cell/>
          <table:table-cell office:value-type="string">
            <text:p>CM+IF</text:p>
          </table:table-cell>
        </table:table-row>
        <table:table-row table:style-name="ro2">
          <table:table-cell/>
          <table:table-cell office:value-type="string">
            <text:p>BN</text:p>
          </table:table-cell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Hoja1.A52:Hoja1.I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his </meta:initial-creator>
    <meta:creation-date>2015-11-10T04:25:48</meta:creation-date>
    <dc:date>2015-11-10T06:32:04</dc:date>
    <dc:creator>Achis </dc:creator>
    <meta:editing-duration>PT1H18M9S</meta:editing-duration>
    <meta:editing-cycles>4</meta:editing-cycles>
    <meta:generator>LibreOffice/3.5$Linux_x86 LibreOffice_project/350m1$Build-2</meta:generator>
    <meta:document-statistic meta:table-count="3" meta:cell-count="1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001cm" svg:height="17.001cm" xlink:href=".." xlink:type="simple" chart:class="chart:scatter" chart:style-name="ch1">
        <chart:legend chart:legend-position="end" svg:x="25.508cm" svg:y="6.707cm" style:legend-expansion="high" chart:style-name="ch2"/>
        <chart:plot-area chart:style-name="ch3" table:cell-range-address="Hoja1.B51:Hoja1.I55" chart:data-source-has-labels="row" svg:x="1.611cm" svg:y="1.495cm" svg:width="22.697cm" svg:height="14.185cm">
          <chartooo:coordinate-region svg:x="2.788cm" svg:y="1.695cm" svg:width="21.24cm" svg:height="13.338cm"/>
          <chart:axis chart:dimension="x" chart:name="primary-x" chart:style-name="ch4">
            <chart:title svg:x="10.203cm" svg:y="16.02cm" chart:style-name="ch5">
              <text:p>Cantidad de frames del video original</text:p>
            </chart:title>
          </chart:axis>
          <chart:axis chart:dimension="y" chart:name="primary-y" chart:style-name="ch4">
            <chart:title svg:x="0.451cm" svg:y="10.377cm" chart:style-name="ch6">
              <text:p>Tiempo consumido (ms)</text:p>
            </chart:title>
            <chart:grid chart:style-name="ch7" chart:class="major"/>
          </chart:axis>
          <chart:series chart:style-name="ch8" chart:values-cell-range-address="Hoja1.C52:Hoja1.C55" chart:label-cell-address="Hoja1.C51:Hoja1.C51" chart:class="chart:scatter">
            <chart:domain table:cell-range-address="Hoja1.B52:Hoja1.B55"/>
            <chart:data-point chart:repeated="4"/>
          </chart:series>
          <chart:series chart:style-name="ch9" chart:values-cell-range-address="Hoja1.D52:Hoja1.D55" chart:label-cell-address="Hoja1.D51:Hoja1.D51" chart:class="chart:scatter">
            <chart:data-point chart:repeated="4"/>
          </chart:series>
          <chart:series chart:style-name="ch10" chart:values-cell-range-address="Hoja1.E52:Hoja1.E55" chart:label-cell-address="Hoja1.E51:Hoja1.E51" chart:class="chart:scatter">
            <chart:data-point chart:repeated="4"/>
          </chart:series>
          <chart:series chart:style-name="ch11" chart:values-cell-range-address="Hoja1.F52:Hoja1.F55" chart:label-cell-address="Hoja1.F51:Hoja1.F51" chart:class="chart:scatter">
            <chart:data-point chart:repeated="4"/>
          </chart:series>
          <chart:series chart:style-name="ch12" chart:values-cell-range-address="Hoja1.G52:Hoja1.G55" chart:label-cell-address="Hoja1.G51:Hoja1.G51" chart:class="chart:scatter">
            <chart:data-point chart:repeated="4"/>
          </chart:series>
          <chart:series chart:style-name="ch13" chart:values-cell-range-address="Hoja1.H52:Hoja1.H55" chart:label-cell-address="Hoja1.H51:Hoja1.H51" chart:class="chart:scatter">
            <chart:data-point chart:repeated="4"/>
          </chart:series>
          <chart:series chart:style-name="ch14" chart:values-cell-range-address="Hoja1.I52:Hoja1.I55" chart:label-cell-address="Hoja1.I51:Hoja1.I51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ecino más cercano</text:p>
                <draw:g>
                  <svg:desc>Hoja1.C51:Hoja1.C51</svg:desc>
                </draw:g>
              </table:table-cell>
              <table:table-cell office:value-type="string">
                <text:p>Lineal</text:p>
                <draw:g>
                  <svg:desc>Hoja1.D51:Hoja1.D51</svg:desc>
                </draw:g>
              </table:table-cell>
              <table:table-cell office:value-type="string">
                <text:p>Splines (blk=4)</text:p>
                <draw:g>
                  <svg:desc>Hoja1.E51:Hoja1.E51</svg:desc>
                </draw:g>
              </table:table-cell>
              <table:table-cell office:value-type="string">
                <text:p>Splines (blk=8)</text:p>
                <draw:g>
                  <svg:desc>Hoja1.F51:Hoja1.F51</svg:desc>
                </draw:g>
              </table:table-cell>
              <table:table-cell office:value-type="string">
                <text:p>Splines (blk=16)</text:p>
                <draw:g>
                  <svg:desc>Hoja1.G51:Hoja1.G51</svg:desc>
                </draw:g>
              </table:table-cell>
              <table:table-cell office:value-type="string">
                <text:p>Splines (blk=32)</text:p>
                <draw:g>
                  <svg:desc>Hoja1.H51:Hoja1.H51</svg:desc>
                </draw:g>
              </table:table-cell>
              <table:table-cell office:value-type="string">
                <text:p>Splines (blk=Todo)</text:p>
                <draw:g>
                  <svg:desc>Hoja1.I51:Hoja1.I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">
                <text:p>199</text:p>
                <draw:g>
                  <svg:desc>Hoja1.B52:Hoja1.B55</svg:desc>
                </draw:g>
              </table:table-cell>
              <table:table-cell office:value-type="float" office:value="18">
                <text:p>18</text:p>
                <draw:g>
                  <svg:desc>Hoja1.C52:Hoja1.C55</svg:desc>
                </draw:g>
              </table:table-cell>
              <table:table-cell office:value-type="float" office:value="214.2">
                <text:p>214.2</text:p>
                <draw:g>
                  <svg:desc>Hoja1.D52:Hoja1.D55</svg:desc>
                </draw:g>
              </table:table-cell>
              <table:table-cell office:value-type="float" office:value="3761.4">
                <text:p>3761.4</text:p>
                <draw:g>
                  <svg:desc>Hoja1.E52:Hoja1.E55</svg:desc>
                </draw:g>
              </table:table-cell>
              <table:table-cell office:value-type="float" office:value="3744.6">
                <text:p>3744.6</text:p>
                <draw:g>
                  <svg:desc>Hoja1.F52:Hoja1.F55</svg:desc>
                </draw:g>
              </table:table-cell>
              <table:table-cell office:value-type="float" office:value="4507.6">
                <text:p>4507.6</text:p>
                <draw:g>
                  <svg:desc>Hoja1.G52:Hoja1.G55</svg:desc>
                </draw:g>
              </table:table-cell>
              <table:table-cell office:value-type="float" office:value="4908.4">
                <text:p>4908.4</text:p>
                <draw:g>
                  <svg:desc>Hoja1.H52:Hoja1.H55</svg:desc>
                </draw:g>
              </table:table-cell>
              <table:table-cell office:value-type="float" office:value="5096.6">
                <text:p>5096.6</text:p>
                <draw:g>
                  <svg:desc>Hoja1.I52:Hoja1.I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2">
                <text:p>232</text:p>
              </table:table-cell>
              <table:table-cell office:value-type="float" office:value="20">
                <text:p>20</text:p>
              </table:table-cell>
              <table:table-cell office:value-type="float" office:value="247.8">
                <text:p>247.8</text:p>
              </table:table-cell>
              <table:table-cell office:value-type="float" office:value="4388.4">
                <text:p>4388.4</text:p>
              </table:table-cell>
              <table:table-cell office:value-type="float" office:value="4506.2">
                <text:p>4506.2</text:p>
              </table:table-cell>
              <table:table-cell office:value-type="float" office:value="5124.2">
                <text:p>5124.2</text:p>
              </table:table-cell>
              <table:table-cell office:value-type="float" office:value="5893.8">
                <text:p>5893.8</text:p>
              </table:table-cell>
              <table:table-cell office:value-type="float" office:value="6132.4">
                <text:p>613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8">
                <text:p>298</text:p>
              </table:table-cell>
              <table:table-cell office:value-type="float" office:value="26">
                <text:p>26</text:p>
              </table:table-cell>
              <table:table-cell office:value-type="float" office:value="411.8">
                <text:p>411.8</text:p>
              </table:table-cell>
              <table:table-cell office:value-type="float" office:value="6018.6">
                <text:p>6018.6</text:p>
              </table:table-cell>
              <table:table-cell office:value-type="float" office:value="5965.2">
                <text:p>5965.2</text:p>
              </table:table-cell>
              <table:table-cell office:value-type="float" office:value="6935.4">
                <text:p>6935.4</text:p>
              </table:table-cell>
              <table:table-cell office:value-type="float" office:value="8274.6">
                <text:p>8274.6</text:p>
              </table:table-cell>
              <table:table-cell office:value-type="float" office:value="8609.4">
                <text:p>860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6">
                <text:p>386</text:p>
              </table:table-cell>
              <table:table-cell office:value-type="float" office:value="33.6">
                <text:p>33.6</text:p>
              </table:table-cell>
              <table:table-cell office:value-type="float" office:value="415.8">
                <text:p>415.8</text:p>
              </table:table-cell>
              <table:table-cell office:value-type="float" office:value="7738.2">
                <text:p>7738.2</text:p>
              </table:table-cell>
              <table:table-cell office:value-type="float" office:value="7517.6">
                <text:p>7517.6</text:p>
              </table:table-cell>
              <table:table-cell office:value-type="float" office:value="8773">
                <text:p>8773</text:p>
              </table:table-cell>
              <table:table-cell office:value-type="float" office:value="10593.2">
                <text:p>10593.2</text:p>
              </table:table-cell>
              <table:table-cell office:value-type="float" office:value="11660.8">
                <text:p>1166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01cm" svg:height="17.001cm" xlink:href=".." xlink:type="simple" chart:class="chart:bar" chart:style-name="ch1">
        <chart:legend chart:legend-position="end" svg:x="26.097cm" svg:y="7.952cm" style:legend-expansion="high" chart:style-name="ch2"/>
        <chart:plot-area chart:style-name="ch3" table:cell-range-address="Hoja1.A9:Hoja1.C11" chart:data-source-has-labels="both" svg:x="1.611cm" svg:y="1.495cm" svg:width="23.286cm" svg:height="14.185cm">
          <chartooo:coordinate-region svg:x="2.418cm" svg:y="1.695cm" svg:width="22.479cm" svg:height="13.338cm"/>
          <chart:axis chart:dimension="x" chart:name="primary-x" chart:style-name="ch4" chartooo:axis-type="auto">
            <chartooo:date-scale/>
            <chart:title svg:x="12.218cm" svg:y="16.02cm" chart:style-name="ch5">
              <text:p>Tipo de video</text:p>
            </chart:title>
            <chart:categories table:cell-range-address="Hoja1.A10:Hoja1.A11"/>
          </chart:axis>
          <chart:axis chart:dimension="y" chart:name="primary-y" chart:style-name="ch6">
            <chart:title svg:x="0.451cm" svg:y="10.377cm" chart:style-name="ch7">
              <text:p>Tiempo consumido (ms)</text:p>
            </chart:title>
            <chart:grid chart:style-name="ch8" chart:class="major"/>
          </chart:axis>
          <chart:series chart:style-name="ch9" chart:values-cell-range-address="Hoja1.B10:Hoja1.B11" chart:label-cell-address="Hoja1.B9:Hoja1.B9" chart:class="chart:bar">
            <chart:data-point chart:repeated="2"/>
          </chart:series>
          <chart:series chart:style-name="ch10" chart:values-cell-range-address="Hoja1.C10:Hoja1.C11" chart:label-cell-address="Hoja1.C9:Hoja1.C9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ino más cercano</text:p>
                <draw:g>
                  <svg:desc>Hoja1.B9:Hoja1.B9</svg:desc>
                </draw:g>
              </table:table-cell>
              <table:table-cell office:value-type="string">
                <text:p>Lineal</text:p>
                <draw:g>
                  <svg:desc>Hoja1.C9:Hoja1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N</text:p>
                <draw:g>
                  <svg:desc>Hoja1.A10:Hoja1.A11</svg:desc>
                </draw:g>
              </table:table-cell>
              <table:table-cell office:value-type="float" office:value="50.8">
                <text:p>50.8</text:p>
                <draw:g>
                  <svg:desc>Hoja1.B10:Hoja1.B11</svg:desc>
                </draw:g>
              </table:table-cell>
              <table:table-cell office:value-type="float" office:value="639.6">
                <text:p>639.6</text:p>
                <draw:g>
                  <svg:desc>Hoja1.C10:Hoja1.C11</svg:desc>
                </draw:g>
              </table:table-cell>
            </table:table-row>
            <table:table-row>
              <table:table-cell office:value-type="string">
                <text:p>CF+IF</text:p>
              </table:table-cell>
              <table:table-cell office:value-type="float" office:value="66.8">
                <text:p>66.8</text:p>
              </table:table-cell>
              <table:table-cell office:value-type="float" office:value="853.8">
                <text:p>853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